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fixed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01fc1a" officeooo:paragraph-rsid="0001fc1a"/>
    </style:style>
    <style:style style:name="P2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01fc1a" officeooo:paragraph-rsid="0007b738"/>
    </style:style>
    <style:style style:name="P3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01fc1a" officeooo:paragraph-rsid="006de5b5"/>
    </style:style>
    <style:style style:name="P4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01fc1a" officeooo:paragraph-rsid="00a42e0e"/>
    </style:style>
    <style:style style:name="P5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c055f7"/>
    </style:style>
    <style:style style:name="P7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305754"/>
    </style:style>
    <style:style style:name="P8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97edcc"/>
    </style:style>
    <style:style style:name="P9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986bb5"/>
    </style:style>
    <style:style style:name="P10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a5e455"/>
    </style:style>
    <style:style style:name="P11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b0a77a"/>
    </style:style>
    <style:style style:name="P12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b0e965"/>
    </style:style>
    <style:style style:name="P13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b28809"/>
    </style:style>
    <style:style style:name="P14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b8b5f7"/>
    </style:style>
    <style:style style:name="P15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c08e3f"/>
    </style:style>
    <style:style style:name="P16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97edcc"/>
    </style:style>
    <style:style style:name="P17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9984bc"/>
    </style:style>
    <style:style style:name="P18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9aee33"/>
    </style:style>
    <style:style style:name="P19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9c0ca6"/>
    </style:style>
    <style:style style:name="P20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9fedb6"/>
    </style:style>
    <style:style style:name="P21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a5e455"/>
    </style:style>
    <style:style style:name="P22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abd2d1"/>
    </style:style>
    <style:style style:name="P23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acb129"/>
    </style:style>
    <style:style style:name="P24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b0a77a"/>
    </style:style>
    <style:style style:name="P25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b0e965"/>
    </style:style>
    <style:style style:name="P26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b28809"/>
    </style:style>
    <style:style style:name="P27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b3b8e6"/>
    </style:style>
    <style:style style:name="P28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b8b5f7"/>
    </style:style>
    <style:style style:name="P29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bb6baa"/>
    </style:style>
    <style:style style:name="P30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bd3667"/>
    </style:style>
    <style:style style:name="P31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c08e3f"/>
    </style:style>
    <style:style style:name="P32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c18adb"/>
    </style:style>
    <style:style style:name="P33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c23956"/>
    </style:style>
    <style:style style:name="P34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c4143b"/>
    </style:style>
    <style:style style:name="P35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c4d30e"/>
    </style:style>
    <style:style style:name="P36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c59dc3"/>
    </style:style>
    <style:style style:name="P37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c0ca6" officeooo:paragraph-rsid="009c0ca6"/>
    </style:style>
    <style:style style:name="P38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c0ca6" officeooo:paragraph-rsid="009fedb6"/>
    </style:style>
    <style:style style:name="P39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c0ca6" officeooo:paragraph-rsid="00a5e455"/>
    </style:style>
    <style:style style:name="P40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c0ca6" officeooo:paragraph-rsid="00b0a77a"/>
    </style:style>
    <style:style style:name="P41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c0ca6" officeooo:paragraph-rsid="00b0e965"/>
    </style:style>
    <style:style style:name="P42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c0ca6" officeooo:paragraph-rsid="00b28809"/>
    </style:style>
    <style:style style:name="P43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c0ca6" officeooo:paragraph-rsid="00b8b5f7"/>
    </style:style>
    <style:style style:name="P44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c0ca6" officeooo:paragraph-rsid="00bb6baa"/>
    </style:style>
    <style:style style:name="P45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c0ca6" officeooo:paragraph-rsid="00c08e3f"/>
    </style:style>
    <style:style style:name="P46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c0ca6" officeooo:paragraph-rsid="00c4d30e"/>
    </style:style>
    <style:style style:name="P47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fedb6" officeooo:paragraph-rsid="009fedb6"/>
    </style:style>
    <style:style style:name="P48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05c5d3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9.75pt"/>
    </style:style>
    <style:style style:name="T3" style:family="text">
      <style:text-properties style:font-name="Courier New" fo:font-size="9.75pt" officeooo:rsid="0004ae42"/>
    </style:style>
    <style:style style:name="T4" style:family="text">
      <style:text-properties style:font-name="Courier New" fo:font-size="9.75pt" officeooo:rsid="009aee33"/>
    </style:style>
    <style:style style:name="T5" style:family="text">
      <style:text-properties style:font-name="Courier New" fo:font-size="9.75pt" officeooo:rsid="00044b53"/>
    </style:style>
    <style:style style:name="T6" style:family="text">
      <style:text-properties style:font-name="Courier New" fo:font-size="9.75pt" officeooo:rsid="009fedb6"/>
    </style:style>
    <style:style style:name="T7" style:family="text">
      <style:text-properties style:font-name="Courier New" fo:font-size="9.75pt" officeooo:rsid="00a7c91d"/>
    </style:style>
    <style:style style:name="T8" style:family="text">
      <style:text-properties style:font-name="Courier New" fo:font-size="9.75pt" officeooo:rsid="00a8e09c"/>
    </style:style>
    <style:style style:name="T9" style:family="text">
      <style:text-properties style:font-name="Courier New" fo:font-size="9.75pt" officeooo:rsid="00a5e455"/>
    </style:style>
    <style:style style:name="T10" style:family="text">
      <style:text-properties style:font-name="Courier New" fo:font-size="9.75pt" officeooo:rsid="009d54fa"/>
    </style:style>
    <style:style style:name="T11" style:family="text">
      <style:text-properties style:font-name="Courier New" fo:font-size="9.75pt" officeooo:rsid="00abd2d1"/>
    </style:style>
    <style:style style:name="T12" style:family="text">
      <style:text-properties style:font-name="Courier New" fo:font-size="9.75pt" officeooo:rsid="00acb129"/>
    </style:style>
    <style:style style:name="T13" style:family="text">
      <style:text-properties style:font-name="Courier New" fo:font-size="9.75pt" officeooo:rsid="00b0a77a"/>
    </style:style>
    <style:style style:name="T14" style:family="text">
      <style:text-properties style:font-name="Courier New" fo:font-size="9.75pt" officeooo:rsid="00b0e965"/>
    </style:style>
    <style:style style:name="T15" style:family="text">
      <style:text-properties style:font-name="Courier New" fo:font-size="9.75pt" officeooo:rsid="00b28809"/>
    </style:style>
    <style:style style:name="T16" style:family="text">
      <style:text-properties style:font-name="Courier New" fo:font-size="9.75pt" officeooo:rsid="00b3b8e6"/>
    </style:style>
    <style:style style:name="T17" style:family="text">
      <style:text-properties style:font-name="Courier New" fo:font-size="9.75pt" officeooo:rsid="00c18adb"/>
    </style:style>
    <style:style style:name="T18" style:family="text">
      <style:text-properties style:font-name="Courier New" fo:font-size="9.75pt" officeooo:rsid="0004ae42" fo:background-color="transparent" loext:char-shading-value="0"/>
    </style:style>
    <style:style style:name="T19" style:family="text">
      <style:text-properties style:font-name="Courier New" fo:font-size="9.75pt" officeooo:rsid="00b18688" fo:background-color="transparent" loext:char-shading-value="0"/>
    </style:style>
    <style:style style:name="T20" style:family="text">
      <style:text-properties style:font-name="Courier New" fo:font-size="9.75pt" officeooo:rsid="00c4143b" fo:background-color="transparent" loext:char-shading-value="0"/>
    </style:style>
    <style:style style:name="T21" style:family="text">
      <style:text-properties style:font-name="Courier New" fo:font-size="9.75pt" officeooo:rsid="00a5e455" fo:background-color="transparent" loext:char-shading-value="0"/>
    </style:style>
    <style:style style:name="T22" style:family="text">
      <style:text-properties style:font-name="Courier New" officeooo:rsid="009c0ca6"/>
    </style:style>
    <style:style style:name="T23" style:family="text">
      <style:text-properties style:font-name="Courier New" officeooo:rsid="009d54fa"/>
    </style:style>
    <style:style style:name="T24" style:family="text">
      <style:text-properties style:font-name="Courier New" officeooo:rsid="0004ae42" fo:background-color="transparent" loext:char-shading-value="0"/>
    </style:style>
    <style:style style:name="T25" style:family="text">
      <style:text-properties style:font-name="Courier New" officeooo:rsid="00b18688" fo:background-color="transparent" loext:char-shading-value="0"/>
    </style:style>
    <style:style style:name="T26" style:family="text">
      <style:text-properties style:font-name="Courier New" officeooo:rsid="002d0b9d" fo:background-color="transparent" loext:char-shading-value="0"/>
    </style:style>
    <style:style style:name="T27" style:family="text">
      <style:text-properties style:font-name="Courier New" officeooo:rsid="0031c8d5" fo:background-color="transparent" loext:char-shading-value="0"/>
    </style:style>
    <style:style style:name="T28" style:family="text">
      <style:text-properties officeooo:rsid="0003071a"/>
    </style:style>
    <style:style style:name="T29" style:family="text">
      <style:text-properties officeooo:rsid="00044b53"/>
    </style:style>
    <style:style style:name="T30" style:family="text">
      <style:text-properties officeooo:rsid="0004ae42"/>
    </style:style>
    <style:style style:name="T31" style:family="text">
      <style:text-properties officeooo:rsid="0097edcc"/>
    </style:style>
    <style:style style:name="T32" style:family="text">
      <style:text-properties officeooo:rsid="00986bb5"/>
    </style:style>
    <style:style style:name="T33" style:family="text">
      <style:text-properties officeooo:rsid="009984bc"/>
    </style:style>
    <style:style style:name="T34" style:family="text">
      <style:text-properties officeooo:rsid="009aee33"/>
    </style:style>
    <style:style style:name="T35" style:family="text">
      <style:text-properties officeooo:rsid="009d54fa"/>
    </style:style>
    <style:style style:name="T36" style:family="text">
      <style:text-properties officeooo:rsid="009fedb6"/>
    </style:style>
    <style:style style:name="T37" style:family="text">
      <style:text-properties officeooo:rsid="00a42e0e"/>
    </style:style>
    <style:style style:name="T38" style:family="text">
      <style:text-properties officeooo:rsid="00a5e455"/>
    </style:style>
    <style:style style:name="T39" style:family="text">
      <style:text-properties officeooo:rsid="00a7c91d"/>
    </style:style>
    <style:style style:name="T40" style:family="text">
      <style:text-properties officeooo:rsid="00a8e09c"/>
    </style:style>
    <style:style style:name="T41" style:family="text">
      <style:text-properties officeooo:rsid="00abd2d1"/>
    </style:style>
    <style:style style:name="T42" style:family="text">
      <style:text-properties officeooo:rsid="00ae7b52"/>
    </style:style>
    <style:style style:name="T43" style:family="text">
      <style:text-properties officeooo:rsid="00b0a77a"/>
    </style:style>
    <style:style style:name="T44" style:family="text">
      <style:text-properties officeooo:rsid="00b0e965"/>
    </style:style>
    <style:style style:name="T45" style:family="text">
      <style:text-properties officeooo:rsid="00b28809"/>
    </style:style>
    <style:style style:name="T46" style:family="text">
      <style:text-properties officeooo:rsid="00b3b8e6"/>
    </style:style>
    <style:style style:name="T47" style:family="text">
      <style:text-properties officeooo:rsid="00b6d31d"/>
    </style:style>
    <style:style style:name="T48" style:family="text">
      <style:text-properties officeooo:rsid="00b8b5f7"/>
    </style:style>
    <style:style style:name="T49" style:family="text">
      <style:text-properties officeooo:rsid="00ba8886"/>
    </style:style>
    <style:style style:name="T50" style:family="text">
      <style:text-properties officeooo:rsid="00bc303a"/>
    </style:style>
    <style:style style:name="T51" style:family="text">
      <style:text-properties officeooo:rsid="0031c8d5"/>
    </style:style>
    <style:style style:name="T52" style:family="text">
      <style:text-properties officeooo:rsid="00c08e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span text:style-name="T37">DROP</text:span> PROCEDURE <text:span text:style-name="T28">REP_INV_KARDEX_FILTER;</text:span></text:p>
      <text:p text:style-name="P4"/>
      <text:p text:style-name="P4"/>
      <text:p text:style-name="P1">DELIMITER //</text:p>
      <text:p text:style-name="P2"/>
      <text:p text:style-name="P1">CREATE PROCEDURE <text:span text:style-name="T28">REP_INV_KARDEX_FILTER</text:span></text:p>
      <text:p text:style-name="P6">(<text:span text:style-name="T51">IN </text:span><text:span text:style-name="Source_20_Text"><text:span text:style-name="T24">p_</text:span></text:span><text:span text:style-name="Source_20_Text"><text:span text:style-name="T25">company</text:span></text:span><text:span text:style-name="Source_20_Text"><text:span text:style-name="T26"> </text:span></text:span><text:span text:style-name="Source_20_Text"><text:span text:style-name="T27">INT, </text:span></text:span>IN <text:span text:style-name="T30">p_user_id</text:span> <text:span text:style-name="T29">INT, IN p_cost_centers VARCHAR(500), IN p_warehouses VARCHAR(500), IN p_suppliers VARCHAR(500), IN p_responsibles VARCHAR(500), IN p_years VARCHAR(500), IN p_periods VARCHAR(500), IN p_formats VARCHAR(500), IN p_articles VARCHAR(500), IN p_moneys VARCHAR(500)</text:span>)</text:p>
      <text:p text:style-name="P5">BEGIN</text:p>
      <text:p text:style-name="P48"/>
      <text:p text:style-name="P14">/* <text:span text:style-name="T48">Cost Centers </text:span>*/</text:p>
      <text:p text:style-name="P28">DELETE FROM rep_inv_<text:span text:style-name="T49">cost_center</text:span>s WHERE user = <text:span text:style-name="T3">p_user_id</text:span>;</text:p>
      <text:p text:style-name="P14"/>
      <text:p text:style-name="P44">IF <text:s/><text:span text:style-name="T5">p_cost_centers </text:span><text:span text:style-name="T2">= '' THEN</text:span></text:p>
      <text:p text:style-name="P29"><text:tab/>INSERT INTO rep_inv_<text:span text:style-name="T49">cost_center</text:span>s (id, <text:span text:style-name="T38">name, </text:span>user, <text:span text:style-name="T34">created_at</text:span>)</text:p>
      <text:p text:style-name="P28"><text:tab/>SELECT<text:tab/> <text:span text:style-name="T38">id, name</text:span>, <text:span text:style-name="T3">p_user_id, </text:span><text:span text:style-name="T4">sysdate()</text:span></text:p>
      <text:p text:style-name="P28"><text:tab/>FROM<text:tab/><text:span text:style-name="T50">cost_centers</text:span></text:p>
      <text:p text:style-name="P34"><text:tab/><text:span text:style-name="T38">WHERE <text:s/>company_id = </text:span><text:span text:style-name="Source_20_Text"><text:span text:style-name="T18">p_</text:span></text:span><text:span text:style-name="Source_20_Text"><text:span text:style-name="T19">company</text:span></text:span>;</text:p>
      <text:p text:style-name="P43">ELSE</text:p>
      <text:p text:style-name="P29"><text:tab/>INSERT INTO rep_inv_<text:span text:style-name="T49">cost_center</text:span>s (id, <text:span text:style-name="T38">name, </text:span>user, <text:span text:style-name="T34">created_at</text:span>)</text:p>
      <text:p text:style-name="P28"><text:tab/>SELECT<text:tab/> <text:span text:style-name="T38">id, name</text:span>, <text:span text:style-name="T3">p_user_id, </text:span><text:span text:style-name="T4">sysdate()</text:span></text:p>
      <text:p text:style-name="P30"><text:tab/>FROM<text:tab/><text:span text:style-name="T50">cost_centers</text:span></text:p>
      <text:p text:style-name="P46"><text:tab/>WHERE <text:s/><text:span text:style-name="T38">company_id = </text:span><text:span text:style-name="Source_20_Text"><text:span text:style-name="T18">p_</text:span></text:span><text:span text:style-name="Source_20_Text"><text:span text:style-name="T19">company</text:span></text:span></text:p>
      <text:p text:style-name="P46"><text:span text:style-name="Source_20_Text"><text:span text:style-name="T19"><text:s text:c="8"/></text:span></text:span><text:span text:style-name="T38">AND<text:tab/> </text:span><text:span text:style-name="T5">p_cost_centers </text:span>LIKE <text:span text:style-name="T35">CONCAT(</text:span>'%,', <text:span text:style-name="T40">id</text:span>, ',%'<text:span text:style-name="T35">);</text:span></text:p>
      <text:p text:style-name="P43">END IF;</text:p>
      <text:p text:style-name="P43"/>
      <text:p text:style-name="P10">/* <text:span text:style-name="T38">Warehouses </text:span>*/</text:p>
      <text:p text:style-name="P21">DELETE FROM rep_inv_<text:span text:style-name="T38">warehouse</text:span>s WHERE user = <text:span text:style-name="T3">p_user_id</text:span>;</text:p>
      <text:p text:style-name="P10"/>
      <text:p text:style-name="P39">IF <text:s/><text:span text:style-name="T5">p_</text:span><text:span text:style-name="T7">warehouses</text:span><text:span text:style-name="T5"> </text:span><text:span text:style-name="T2">= '' THEN</text:span></text:p>
      <text:p text:style-name="P21"><text:tab/>INSERT INTO rep_inv_<text:span text:style-name="T38">warehouse</text:span>s (id, <text:span text:style-name="T38">name, </text:span>user, <text:span text:style-name="T34">created_at</text:span>)</text:p>
      <text:p text:style-name="P21"><text:tab/>SELECT<text:tab/> <text:span text:style-name="T38">id, name</text:span>, <text:span text:style-name="T3">p_user_id, </text:span><text:span text:style-name="T4">sysdate()</text:span></text:p>
      <text:p text:style-name="P21"><text:tab/>FROM<text:tab/><text:span text:style-name="T38">warehouses</text:span></text:p>
      <text:p text:style-name="P35"><text:tab/><text:span text:style-name="T38">WHERE company_id = </text:span><text:span text:style-name="Source_20_Text"><text:span text:style-name="T18">p_</text:span></text:span><text:span text:style-name="Source_20_Text"><text:span text:style-name="T19">company</text:span></text:span>;</text:p>
      <text:p text:style-name="P39">ELSE</text:p>
      <text:p text:style-name="P21"><text:tab/>INSERT INTO rep_inv_<text:span text:style-name="T38">warehouse</text:span>s (id, <text:span text:style-name="T38">name, </text:span>user, <text:span text:style-name="T34">created_at</text:span>)</text:p>
      <text:p text:style-name="P21"><text:tab/>SELECT<text:tab/> <text:span text:style-name="T38">id, name</text:span>, <text:span text:style-name="T3">p_user_id, </text:span><text:span text:style-name="T4">sysdate()</text:span></text:p>
      <text:p text:style-name="P21"><text:tab/>FROM<text:tab/><text:span text:style-name="T38">warehouses</text:span></text:p>
      <text:p text:style-name="P46"><text:tab/>WHERE <text:s/><text:span text:style-name="T38">company_id = </text:span><text:span text:style-name="Source_20_Text"><text:span text:style-name="T18">p_</text:span></text:span><text:span text:style-name="Source_20_Text"><text:span text:style-name="T19">company</text:span></text:span></text:p>
      <text:p text:style-name="P46"><text:span text:style-name="Source_20_Text"><text:span text:style-name="T19"><text:s text:c="8"/></text:span></text:span><text:span text:style-name="T38">AND<text:tab/> </text:span><text:span text:style-name="T5">p_</text:span><text:span text:style-name="T8">warehouse</text:span><text:span text:style-name="T5">s </text:span>LIKE <text:span text:style-name="T35">CONCAT(</text:span>'%,', <text:span text:style-name="T40">id</text:span>, ',%'<text:span text:style-name="T35">);</text:span></text:p>
      <text:p text:style-name="P39">END IF;</text:p>
      <text:p text:style-name="P39"/>
      <text:p text:style-name="P10">/* <text:span text:style-name="T39">Suppliers </text:span>*/</text:p>
      <text:p text:style-name="P21">DELETE FROM rep_inv_<text:span text:style-name="T39">supplier</text:span>s WHERE user = <text:span text:style-name="T3">p_user_id</text:span>;</text:p>
      <text:p text:style-name="P10"><text:soft-page-break/></text:p>
      <text:p text:style-name="P39">IF <text:s/><text:span text:style-name="T5">p_</text:span><text:span text:style-name="T8">suppliers</text:span><text:span text:style-name="T5"> </text:span><text:span text:style-name="T2">= '' THEN</text:span></text:p>
      <text:p text:style-name="P21"><text:tab/>INSERT INTO rep_inv_<text:span text:style-name="T40">supplier</text:span>s (id, <text:span text:style-name="T41">name, </text:span>user, <text:span text:style-name="T34">created_at</text:span>)</text:p>
      <text:p text:style-name="P21"><text:tab/>SELECT<text:tab/> <text:span text:style-name="T41">c.id</text:span>, <text:span text:style-name="T41">c.name,</text:span> <text:span text:style-name="T3">p_user_id, </text:span><text:span text:style-name="T4">sysdate()</text:span></text:p>
      <text:p text:style-name="P22"><text:tab/>FROM<text:tab/><text:span text:style-name="T41">entities_type_entities a</text:span></text:p>
      <text:p text:style-name="P22"><text:tab/><text:span text:style-name="T41">INNER JOIN type_entities b ON a.type_entity_id = b.id</text:span></text:p>
      <text:p text:style-name="P22"><text:tab/><text:span text:style-name="T41">INNER JOIN entities c ON a.entity_id = c.id</text:span></text:p>
      <text:p text:style-name="P22"><text:tab/><text:span text:style-name="T41">WHERE b.preffix = 'P'</text:span>;</text:p>
      <text:p text:style-name="P39">ELSE</text:p>
      <text:p text:style-name="P21"><text:tab/>INSERT INTO rep_inv_<text:span text:style-name="T42">supplier</text:span>s (id, <text:span text:style-name="T42">name, </text:span>user, <text:span text:style-name="T34">created_at</text:span>)</text:p>
      <text:p text:style-name="P23"><text:tab/>SELECT<text:tab/> <text:span text:style-name="T41">c.id</text:span>, <text:span text:style-name="T41">c.name,</text:span> <text:span text:style-name="T3">p_user_id, </text:span><text:span text:style-name="T4">sysdate()</text:span></text:p>
      <text:p text:style-name="P23"><text:tab/>FROM<text:tab/><text:span text:style-name="T41">entities_type_entities a</text:span></text:p>
      <text:p text:style-name="P23"><text:tab/><text:span text:style-name="T41">INNER JOIN type_entities b ON a.type_entity_id = b.id</text:span></text:p>
      <text:p text:style-name="P23"><text:tab/><text:span text:style-name="T41">INNER JOIN entities c ON a.entity_id = c.id</text:span></text:p>
      <text:p text:style-name="P23"><text:tab/><text:span text:style-name="T41">WHERE b.preffix = 'P'</text:span></text:p>
      <text:p text:style-name="P23"><text:span text:style-name="T11"><text:tab/> <text:s/></text:span><text:span text:style-name="T12">AND<text:tab/></text:span><text:span text:style-name="T5">p_</text:span><text:span text:style-name="T12">supplier</text:span><text:span text:style-name="T5">s </text:span><text:span text:style-name="T9">LIKE </text:span><text:span text:style-name="T10">CONCAT(</text:span><text:span text:style-name="T9">'%,', </text:span><text:span text:style-name="T12">c.</text:span><text:span text:style-name="T8">id</text:span><text:span text:style-name="T9">, ',%'</text:span><text:span text:style-name="T10">)</text:span><text:span text:style-name="T4">;</text:span></text:p>
      <text:p text:style-name="P39">END IF;</text:p>
      <text:p text:style-name="P39"/>
      <text:p text:style-name="P15">/* <text:span text:style-name="T52">Responsibles </text:span>*/</text:p>
      <text:p text:style-name="P31">DELETE FROM rep_inv_<text:span text:style-name="T52">responsible</text:span>s WHERE user = <text:span text:style-name="T3">p_user_id</text:span>;</text:p>
      <text:p text:style-name="P15"/>
      <text:p text:style-name="P45">IF <text:s/><text:span text:style-name="T5">p_</text:span><text:span text:style-name="T17">responsible</text:span><text:span text:style-name="T8">s</text:span><text:span text:style-name="T5"> </text:span><text:span text:style-name="T2">= '' THEN</text:span></text:p>
      <text:p text:style-name="P32"><text:tab/>INSERT INTO rep_inv_<text:span text:style-name="T17">responsible</text:span><text:span text:style-name="T8">s</text:span> (id, <text:span text:style-name="T41">name, </text:span>user, <text:span text:style-name="T34">created_at</text:span>)</text:p>
      <text:p text:style-name="P31"><text:tab/>SELECT<text:tab/> <text:span text:style-name="T41">c.id</text:span>, <text:span text:style-name="T41">c.name,</text:span> <text:span text:style-name="T3">p_user_id, </text:span><text:span text:style-name="T4">sysdate()</text:span></text:p>
      <text:p text:style-name="P31"><text:tab/>FROM<text:tab/><text:span text:style-name="T41">entities_type_entities a</text:span></text:p>
      <text:p text:style-name="P31"><text:tab/><text:span text:style-name="T41">INNER JOIN type_entities b ON a.type_entity_id = b.id</text:span></text:p>
      <text:p text:style-name="P31"><text:tab/><text:span text:style-name="T41">INNER JOIN entities c ON a.entity_id = c.id</text:span></text:p>
      <text:p text:style-name="P31"><text:tab/><text:span text:style-name="T41">WHERE b.preffix = 'T'</text:span>;</text:p>
      <text:p text:style-name="P45">ELSE</text:p>
      <text:p text:style-name="P33"><text:tab/>INSERT INTO rep_inv_<text:span text:style-name="T17">responsible</text:span><text:span text:style-name="T8">s</text:span> (id, <text:span text:style-name="T42">name, </text:span>user, <text:span text:style-name="T34">created_at</text:span>)</text:p>
      <text:p text:style-name="P31"><text:tab/>SELECT<text:tab/> <text:span text:style-name="T41">c.id</text:span>, <text:span text:style-name="T41">c.name,</text:span> <text:span text:style-name="T3">p_user_id, </text:span><text:span text:style-name="T4">sysdate()</text:span></text:p>
      <text:p text:style-name="P31"><text:tab/>FROM<text:tab/><text:span text:style-name="T41">entities_type_entities a</text:span></text:p>
      <text:p text:style-name="P31"><text:tab/><text:span text:style-name="T41">INNER JOIN type_entities b ON a.type_entity_id = b.id</text:span></text:p>
      <text:p text:style-name="P31"><text:tab/><text:span text:style-name="T41">INNER JOIN entities c ON a.entity_id = c.id</text:span></text:p>
      <text:p text:style-name="P31"><text:tab/><text:span text:style-name="T41">WHERE b.preffix = 'T'</text:span></text:p>
      <text:p text:style-name="P36"><text:span text:style-name="T11"><text:tab/> <text:s/></text:span><text:span text:style-name="T12">AND<text:tab/></text:span><text:span text:style-name="T5">p_</text:span><text:span text:style-name="T17">responsible</text:span><text:span text:style-name="T8">s </text:span><text:span text:style-name="T9">LIKE </text:span><text:span text:style-name="T10">CONCAT(</text:span><text:span text:style-name="T9">'%,', </text:span><text:span text:style-name="T12">c.</text:span><text:span text:style-name="T8">id</text:span><text:span text:style-name="T9">, ',%'</text:span><text:span text:style-name="T10">)</text:span><text:span text:style-name="T4">;</text:span></text:p>
      <text:p text:style-name="P45">END IF;</text:p>
      <text:p text:style-name="P45"/>
      <text:p text:style-name="P7">/* <text:span text:style-name="T32">Years </text:span>*/</text:p>
      <text:p text:style-name="P16">DELETE FROM rep_inv_years WHERE user = <text:span text:style-name="T3">p_user_id</text:span>;</text:p>
      <text:p text:style-name="P7"/>
      <text:p text:style-name="P37">IF <text:s/><text:span text:style-name="T5">p_years </text:span><text:span text:style-name="T2">= '' THEN</text:span></text:p>
      <text:p text:style-name="P18"><text:tab/>INSERT INTO rep_inv_years (id, user, <text:span text:style-name="T34">created_at</text:span>)</text:p>
      <text:p text:style-name="P18"><text:tab/>SELECT<text:tab/> year, <text:s/><text:span text:style-name="T3">p_user_id, </text:span><text:span text:style-name="T4">sysdate()</text:span></text:p>
      <text:p text:style-name="P16"><text:tab/>FROM<text:tab/>link_times</text:p>
      <text:p text:style-name="P16"><text:soft-page-break/><text:tab/>GROUP BY year;</text:p>
      <text:p text:style-name="P37">ELSE</text:p>
      <text:p text:style-name="P19"><text:tab/>INSERT INTO rep_inv_years (id, user, <text:span text:style-name="T34">created_at</text:span>)</text:p>
      <text:p text:style-name="P19"><text:tab/>SELECT<text:tab/> year, <text:s/><text:span text:style-name="T3">p_user_id, </text:span><text:span text:style-name="T4">sysdate()</text:span></text:p>
      <text:p text:style-name="P19"><text:tab/>FROM<text:tab/>link_times</text:p>
      <text:p text:style-name="P37"><text:tab/>WHERE <text:s/><text:span text:style-name="T5">p_years </text:span>LIKE <text:span text:style-name="T35">CONCAT(</text:span>'%,', year, ',%'<text:span text:style-name="T35">)</text:span></text:p>
      <text:p text:style-name="P19"><text:tab/>GROUP BY year;</text:p>
      <text:p text:style-name="P37">END IF;</text:p>
      <text:p text:style-name="P7"/>
      <text:p text:style-name="P9">/* <text:span text:style-name="T32">Periods </text:span>*/</text:p>
      <text:p text:style-name="P16">DELETE FROM rep_inv_periods WHERE user = <text:span text:style-name="T3">p_user_id</text:span>;</text:p>
      <text:p text:style-name="P8"/>
      <text:p text:style-name="P38">IF <text:s/><text:span text:style-name="T5">p_</text:span><text:span text:style-name="T6">period</text:span><text:span text:style-name="T5">s </text:span><text:span text:style-name="T2">= '' THEN</text:span></text:p>
      <text:p text:style-name="P17"><text:tab/>INSERT INTO rep_inv_periods (id, <text:span text:style-name="T33">name</text:span>, user, <text:span text:style-name="T34">created_at</text:span>)</text:p>
      <text:p text:style-name="P17"><text:tab/>SELECT<text:tab/> 100*year + month, <text:s/>100*year + month, <text:span text:style-name="T3">p_user_id, </text:span><text:span text:style-name="T4">sysdate()</text:span></text:p>
      <text:p text:style-name="P16"><text:tab/>FROM<text:tab/>link_times</text:p>
      <text:p text:style-name="P16"><text:tab/>GROUP BY year, month;</text:p>
      <text:p text:style-name="P47">ELSE</text:p>
      <text:p text:style-name="P47"><text:tab/><text:span text:style-name="T31">INSERT INTO rep_inv_periods (id, name, user, created_at)</text:span></text:p>
      <text:p text:style-name="P20"><text:tab/>SELECT<text:tab/> 100*year + month, <text:s/>100*year + month, <text:span text:style-name="T3">p_user_id, </text:span><text:span text:style-name="T4">sysdate()</text:span></text:p>
      <text:p text:style-name="P20"><text:tab/>FROM<text:tab/>link_times</text:p>
      <text:p text:style-name="P20"><text:tab/><text:span text:style-name="T36">WHERE<text:tab/> </text:span><text:span text:style-name="T5">p_</text:span><text:span text:style-name="T6">period</text:span><text:span text:style-name="T5">s </text:span><text:span text:style-name="T6">LIKE </text:span><text:span text:style-name="T23">CONCAT(</text:span><text:span text:style-name="T22">'%,', </text:span><text:span text:style-name="T1">100*year + month</text:span><text:span text:style-name="T22">, ',%'</text:span><text:span text:style-name="T23">)</text:span></text:p>
      <text:p text:style-name="P20"><text:tab/>GROUP BY year, month;</text:p>
      <text:p text:style-name="P47">END IF;</text:p>
      <text:p text:style-name="P47"/>
      <text:p text:style-name="P11">/* <text:span text:style-name="T43">Formats </text:span>*/</text:p>
      <text:p text:style-name="P24">DELETE FROM rep_inv_<text:span text:style-name="T43">format</text:span>s WHERE user = <text:span text:style-name="T3">p_user_id</text:span>;</text:p>
      <text:p text:style-name="P11"/>
      <text:p text:style-name="P40">IF <text:s/><text:span text:style-name="T5">p_</text:span><text:span text:style-name="T13">formats</text:span><text:span text:style-name="T5"> </text:span><text:span text:style-name="T2">= '' THEN</text:span></text:p>
      <text:p text:style-name="P24"><text:tab/>INSERT INTO rep_inv_<text:span text:style-name="T43">format</text:span>s (id, <text:span text:style-name="T38">name, </text:span>user, <text:span text:style-name="T34">created_at</text:span>)</text:p>
      <text:p text:style-name="P24"><text:tab/>SELECT<text:tab/> <text:span text:style-name="T38">id, name</text:span>, <text:span text:style-name="T3">p_user_id, </text:span><text:span text:style-name="T4">sysdate()</text:span></text:p>
      <text:p text:style-name="P24"><text:tab/>FROM<text:tab/><text:span text:style-name="T43">formats</text:span></text:p>
      <text:p text:style-name="P24"><text:tab/><text:span text:style-name="T38">WHERE status = 'A'</text:span>;</text:p>
      <text:p text:style-name="P40">ELSE</text:p>
      <text:p text:style-name="P24"><text:tab/>INSERT INTO rep_inv_<text:span text:style-name="T43">format</text:span>s (id, <text:span text:style-name="T38">name, </text:span>user, <text:span text:style-name="T34">created_at</text:span>)</text:p>
      <text:p text:style-name="P24"><text:tab/>SELECT<text:tab/> <text:span text:style-name="T38">id, name</text:span>, <text:span text:style-name="T3">p_user_id, </text:span><text:span text:style-name="T4">sysdate()</text:span></text:p>
      <text:p text:style-name="P24"><text:tab/>FROM<text:tab/><text:span text:style-name="T43">formats</text:span></text:p>
      <text:p text:style-name="P40"><text:tab/>WHERE <text:s/><text:span text:style-name="T38">status = 'A'</text:span></text:p>
      <text:p text:style-name="P40"><text:span text:style-name="T38"><text:tab/> <text:s/>AND<text:tab/> </text:span><text:span text:style-name="T5">p_</text:span><text:span text:style-name="T13">format</text:span><text:span text:style-name="T5">s </text:span>LIKE <text:span text:style-name="T35">CONCAT(</text:span>'%,', <text:span text:style-name="T40">id</text:span>, ',%'<text:span text:style-name="T35">);</text:span></text:p>
      <text:p text:style-name="P40">END IF;</text:p>
      <text:p text:style-name="P16"/>
      <text:p text:style-name="P13">/* <text:span text:style-name="T45">Articles </text:span>*/</text:p>
      <text:p text:style-name="P26">DELETE FROM rep_inv_<text:span text:style-name="T45">articles</text:span> WHERE user = <text:span text:style-name="T3">p_user_id</text:span>;</text:p>
      <text:p text:style-name="P13"/>
      <text:p text:style-name="P42">IF <text:s/><text:span text:style-name="T5">p_</text:span><text:span text:style-name="T15">article</text:span><text:span text:style-name="T13">s</text:span><text:span text:style-name="T5"> </text:span><text:span text:style-name="T2">= '' THEN</text:span></text:p>
      <text:p text:style-name="P26"><text:soft-page-break/><text:tab/>INSERT INTO rep_inv_<text:span text:style-name="T45">article</text:span>s (id, <text:span text:style-name="T38">name, </text:span>user, <text:span text:style-name="T34">created_at</text:span>)</text:p>
      <text:p text:style-name="P26"><text:tab/>SELECT<text:tab/> <text:span text:style-name="T46">a.id, a.name</text:span>, <text:span text:style-name="T3">p_user_id, </text:span><text:span text:style-name="T4">sysdate()</text:span></text:p>
      <text:p text:style-name="P26"><text:tab/>FROM<text:tab/><text:span text:style-name="T45">articles a</text:span></text:p>
      <text:p text:style-name="P27"><text:tab/><text:span text:style-name="T46">INNER JOIN type_of_articles b ON a.type_of_article_id = b.id</text:span></text:p>
      <text:p text:style-name="P26"><text:tab/><text:span text:style-name="T38">WHERE b.code = '02'</text:span>;</text:p>
      <text:p text:style-name="P42">ELSE</text:p>
      <text:p text:style-name="P26"><text:tab/>INSERT INTO rep_inv_<text:span text:style-name="T47">article</text:span>s (id, <text:span text:style-name="T38">name, </text:span>user, <text:span text:style-name="T34">created_at</text:span>)</text:p>
      <text:p text:style-name="P27"><text:tab/>SELECT<text:tab/> <text:span text:style-name="T46">a.id, a.name</text:span>, <text:span text:style-name="T3">p_user_id, </text:span><text:span text:style-name="T4">sysdate()</text:span></text:p>
      <text:p text:style-name="P27"><text:tab/>FROM<text:tab/><text:span text:style-name="T45">articles a</text:span></text:p>
      <text:p text:style-name="P27"><text:tab/><text:span text:style-name="T46">INNER JOIN type_of_articles b ON a.type_of_article_id = b.id</text:span></text:p>
      <text:p text:style-name="P27"><text:span text:style-name="T4"><text:tab/></text:span><text:span text:style-name="T9">WHERE b.code = '02'</text:span></text:p>
      <text:p text:style-name="P42"><text:span text:style-name="T38"><text:tab/> <text:s/>AND<text:tab/> </text:span><text:span text:style-name="T5">p_</text:span><text:span text:style-name="T16">article</text:span><text:span text:style-name="T5">s </text:span>LIKE <text:span text:style-name="T35">CONCAT(</text:span>'%,', <text:span text:style-name="T46">a.id</text:span>, ',%'<text:span text:style-name="T35">);</text:span></text:p>
      <text:p text:style-name="P42">END IF;</text:p>
      <text:p text:style-name="P42"/>
      <text:p text:style-name="P12">/* <text:span text:style-name="T44">Moneys </text:span>*/</text:p>
      <text:p text:style-name="P25">DELETE FROM rep_inv_<text:span text:style-name="T44">moneys</text:span> WHERE user = <text:span text:style-name="T3">p_user_id</text:span>;</text:p>
      <text:p text:style-name="P12"/>
      <text:p text:style-name="P41">IF <text:s/><text:span text:style-name="T5">p_</text:span><text:span text:style-name="T14">money</text:span><text:span text:style-name="T13">s</text:span><text:span text:style-name="T5"> </text:span><text:span text:style-name="T2">= '' THEN</text:span></text:p>
      <text:p text:style-name="P25"><text:tab/>INSERT INTO rep_inv_<text:span text:style-name="T44">money</text:span>s (id, <text:span text:style-name="T38">name, </text:span>user, <text:span text:style-name="T34">created_at</text:span>)</text:p>
      <text:p text:style-name="P25"><text:tab/>SELECT<text:tab/> <text:span text:style-name="T38">id, name</text:span>, <text:span text:style-name="T3">p_user_id, </text:span><text:span text:style-name="T4">sysdate()</text:span></text:p>
      <text:p text:style-name="P25"><text:tab/>FROM<text:tab/><text:span text:style-name="T44">money</text:span>;</text:p>
      <text:p text:style-name="P41">ELSE</text:p>
      <text:p text:style-name="P25"><text:tab/>INSERT INTO rep_inv_<text:span text:style-name="T44">money</text:span>s (id, <text:span text:style-name="T38">name, </text:span>user, <text:span text:style-name="T34">created_at</text:span>)</text:p>
      <text:p text:style-name="P25"><text:tab/>SELECT<text:tab/> <text:span text:style-name="T38">id, name</text:span>, <text:span text:style-name="T3">p_user_id, </text:span><text:span text:style-name="T4">sysdate()</text:span></text:p>
      <text:p text:style-name="P25"><text:tab/>FROM<text:tab/><text:span text:style-name="T44">money</text:span></text:p>
      <text:p text:style-name="P41"><text:tab/>WHERE <text:s/><text:span text:style-name="T5">p_</text:span><text:span text:style-name="T14">money</text:span><text:span text:style-name="T5">s </text:span>LIKE <text:span text:style-name="T35">CONCAT(</text:span>'%,', <text:span text:style-name="T40">id</text:span>, ',%'<text:span text:style-name="T35">);</text:span></text:p>
      <text:p text:style-name="P41">END IF;</text:p>
      <text:p text:style-name="P41"/>
      <text:p text:style-name="P5">END //</text:p>
      <text:p text:style-name="P5">DELIMITE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, fixed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08:05:28.306114597</meta:creation-date>
    <meta:generator>LibreOffice/4.2.3.3$Linux_X86_64 LibreOffice_project/420m0$Build-3</meta:generator>
    <dc:date>2014-05-23T01:08:36.097431305</dc:date>
    <meta:editing-duration>PT20H35M21S</meta:editing-duration>
    <meta:editing-cycles>200</meta:editing-cycles>
    <meta:document-statistic meta:table-count="0" meta:image-count="0" meta:object-count="0" meta:page-count="4" meta:paragraph-count="141" meta:word-count="669" meta:character-count="4804" meta:non-whitespace-character-count="4123"/>
  </office:meta>
</office:document-meta>
</file>